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ank Ruhl Libre" svg:font-family="'Frank Ruhl Libre', Georgia, Times, '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212529" style:font-name="Frank Ruhl Libre" fo:font-size="18pt" fo:letter-spacing="normal" fo:font-style="normal" fo:font-weight="bold" style:font-size-asian="18pt" style:font-size-complex="18pt"/>
    </style:style>
    <style:style style:name="P2" style:family="paragraph" style:parent-style-name="Heading_20_1">
      <style:paragraph-properties fo:margin-top="0.423cm" fo:margin-bottom="0.212cm"/>
      <style:text-properties fo:font-variant="normal" fo:text-transform="none" fo:color="#212529" style:font-name="Frank Ruhl Libre" fo:font-size="18pt" fo:letter-spacing="normal" fo:font-style="normal" style:font-size-asian="18pt" style:font-size-complex="18pt"/>
    </style:style>
    <style:style style:name="P3" style:family="paragraph" style:parent-style-name="Heading_20_2">
      <style:text-properties fo:font-variant="normal" fo:text-transform="none" fo:color="#212529" style:font-name="Frank Ruhl Libre" fo:font-size="12pt" fo:letter-spacing="normal" fo:font-style="normal" fo:font-weight="normal" style:font-size-asian="12pt" style:font-weight-asian="normal" style:font-size-complex="12pt" style:font-weight-complex="normal"/>
    </style:style>
    <style:style style:name="P4" style:family="paragraph" style:parent-style-name="Heading_20_2">
      <style:text-properties fo:font-size="12pt" style:font-size-asian="12pt" style:font-size-complex="12pt"/>
    </style:style>
    <style:style style:name="P5" style:family="paragraph" style:parent-style-name="Text_20_body">
      <style:text-properties fo:font-variant="normal" fo:text-transform="none" fo:color="#212529" style:font-name="Frank Ruhl Libre" fo:font-size="18pt" fo:letter-spacing="normal" fo:font-style="normal" fo:font-weight="bold" style:font-size-asian="18pt" style:font-size-complex="18pt"/>
    </style:style>
    <style:style style:name="P6" style:family="paragraph" style:parent-style-name="Text_20_body">
      <style:text-properties fo:font-variant="normal" fo:text-transform="none" fo:color="#212529" style:font-name="Frank Ruhl Libre"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top="0.423cm" fo:margin-bottom="0.212cm"/>
      <style:text-properties fo:font-variant="normal" fo:text-transform="none" fo:color="#212529" style:font-name="Frank Ruhl Libre" fo:font-size="18pt" fo:letter-spacing="normal" fo:font-style="normal" style:font-size-asian="18pt" style:font-size-complex="18pt"/>
    </style:style>
    <style:style style:name="P8" style:family="paragraph" style:parent-style-name="Text_20_body">
      <style:paragraph-properties fo:margin-top="0.423cm" fo:margin-bottom="0.212cm"/>
      <style:text-properties fo:font-variant="normal" fo:text-transform="none" fo:color="#212529" style:font-name="Frank Ruhl Libre" fo:font-size="12pt" fo:letter-spacing="normal" fo:font-style="normal" style:font-size-asian="12pt" style:font-size-complex="12pt"/>
    </style:style>
    <style:style style:name="P9" style:family="paragraph" style:parent-style-name="Standard">
      <style:text-properties fo:font-variant="normal" fo:text-transform="none" fo:color="#212529" style:font-name="Frank Ruhl Libre" fo:font-size="18pt" fo:letter-spacing="normal" fo:font-style="normal" fo:font-weight="bold" style:font-size-asian="18pt" style:font-size-complex="18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 clave para calmar a una persona enfadada en menos de dos minutos según un experto en resolución de conflictos:</text:h>
      <text:p text:style-name="P5"/>
      <text:h text:style-name="P3" text:outline-level="2">Podemos usar esta técnica en el trabajo, con nuestra pareja, familia o amigos, porque según el mediador es útil en cualquier ámbito de nuestra vida</text:h>
      <text:p text:style-name="P6"/>
      <text:p text:style-name="P6">Hace muchos años trabajé en una tienda y una de las mejores cosas de ese trabajo fue la formación que recibí en cuanto a atención al cliente. Y digo que fue de las mejores cosas, porque ese curso me resultó tan útil que muchos de los tips que me dieron los uso en mi día a día. Uno de ellos era mantener la calma ante las reclamaciones y no escuchar las cosas hirientes que pudieran decirme, y es justo algo así lo que nos explica Douglas E. Noll. </text:p>
      <text:p text:style-name="P9"><text:span text:style-name="T5">Es abogado, mediador y experto en resolución de conflictos en lugares tan diversos como prisiones de máxima seguridad o el Congreso estadounidense. Casi nada. Desde su experiencia de más de 15 años y como experto en la materia, ha escrito el libro '</text:span><text:bookmark text:name="link-ecommerce-1"/><text:a xlink:type="simple" xlink:href="https://www.trendencias.com/redirect?url=https%3A%2F%2Fwww.amazon.es%2FDesescalar-calmar-persona-furiosa-segundos-ebook%2Fdp%2FB0C81HSDPV&amp;category=sexo-y-relaciones&amp;ecomPostExpiration=everlasting&amp;postId=637052" office:target-frame-name="_blank" xlink:show="new" text:style-name="Internet_20_link" text:visited-style-name="Visited_20_Internet_20_Link"><text:span text:style-name="T6">DESESCALAR: Cómo calmar a una persona furiosa en menos de 90 segundos</text:span></text:a><text:span text:style-name="T6">'</text:span><text:span text:style-name="T5">, una guía práctica con ejemplos reales, con la que promete que aprenderemos a disipar conflictos y cultivar relaciones más sanas. Está lleno de lo que él llama  “herramientas para convertirnos en pacificadores” que conseguirán transformar situaciones conflictivas en diálogos serenos y sin violencia. En esta guía, el autor </text:span><text:span text:style-name="Strong_20_Emphasis"><text:span text:style-name="T5">utiliza la empatía y la comunicación para conseguirlo en solo 90 segundos. Y te contamos cómo.</text:span></text:span><text:span text:style-name="T5"> </text:span></text:p>
      <text:p text:style-name="P5"><text:span text:style-name="T1"/></text:p>
      <text:p text:style-name="P5"><text:span text:style-name="T1"/></text:p>
      <text:p text:style-name="P5"><text:span text:style-name="T1"/></text:p>
      <text:h text:style-name="P2" text:outline-level="1">¿Venus fue habitable alguna vez o siempre fue un infierno sofocante?</text:h>
      <text:p text:style-name="P8">Una nueva investigación desmiente la hipótesis de que alguna vez haya habido océanos de agua líquida en el planeta, un requisito previo para la vida tal y como la conocemos. </text:p>
      <text:p text:style-name="P7"><text:span text:style-name="Strong_20_Emphasis"><text:span text:style-name="T3">Venus</text:span></text:span><text:span text:style-name="T3">, el planeta más cercano a nosotros, el llamado </text:span><text:span text:style-name="Strong_20_Emphasis"><text:span text:style-name="T3">"gemelo malvado" de la Tierra</text:span></text:span><text:span text:style-name="T3">, podría haber sido tan </text:span><text:span text:style-name="Strong_20_Emphasis"><text:span text:style-name="T3">infernal desde su nacimiento</text:span></text:span><text:span text:style-name="T3"> que nunca tuvo la oportunidad de albergar vida tal y como la conocemos. Los últimos resultados de una </text:span><text:a xlink:type="simple" xlink:href="https://www.nature.com/articles/s41550-024-02414-5" office:target-frame-name="_blank" xlink:show="new" text:style-name="Internet_20_link" text:visited-style-name="Visited_20_Internet_20_Link"><text:span text:style-name="Strong_20_Emphasis"><text:span text:style-name="T3">investigación</text:span></text:span></text:a><text:span text:style-name="T3"> sobre la composición atmosférica, llevada a cabo por un equipo de Cambridge y publicada en </text:span><text:span text:style-name="Emphasis"><text:span text:style-name="T3">Nature Astronomy</text:span></text:span><text:span text:style-name="T3">, apoyan, de hecho, la hipótesis de que </text:span><text:span text:style-name="Strong_20_Emphasis"><text:span text:style-name="T3">Venus</text:span></text:span><text:span text:style-name="T3"> </text:span><text:span text:style-name="Strong_20_Emphasis"><text:span text:style-name="T3">nunca ha tenido océanos de agua líquida</text:span></text:span><text:span text:style-name="T3">: incluso </text:span><text:span text:style-name="Strong_20_Emphasis"><text:span text:style-name="T3">en su interior</text:span></text:span><text:span text:style-name="T3">, está todo </text:span><text:span text:style-name="Strong_20_Emphasis"><text:span text:style-name="T3">seco</text:span></text:span><text:span text:style-name="T3">.</text:span></text:p>
      <text:h text:style-name="P4" text:outline-level="2">Lo que sabemos de Venus</text:h>
      <text:p text:style-name="Text_20_body"><text:span text:style-name="T3">Venus es el segundo planeta más cercano al Sol de nuestro sistema. También es el más cercano a la Tierra y el que </text:span><text:span text:style-name="Strong_20_Emphasis"><text:span text:style-name="T3">más se le parece</text:span></text:span><text:span text:style-name="T3"> en </text:span><text:span text:style-name="Strong_20_Emphasis"><text:span text:style-name="T3">tamaño</text:span></text:span><text:span text:style-name="T3">, </text:span><text:span text:style-name="Strong_20_Emphasis"><text:span text:style-name="T3">masa</text:span></text:span><text:span text:style-name="T3">, </text:span><text:span text:style-name="Strong_20_Emphasis"><text:span text:style-name="T3">densidad</text:span></text:span><text:span text:style-name="T3"> y </text:span><text:span text:style-name="Strong_20_Emphasis"><text:span text:style-name="T3">composición mineral</text:span></text:span><text:span text:style-name="T3">. Sin embargo, también existen varias </text:span><text:span text:style-name="Strong_20_Emphasis"><text:span text:style-name="T3">diferencias</text:span></text:span><text:span text:style-name="T3"> con nuestro planeta: Venus es hoy un </text:span><text:span text:style-name="Strong_20_Emphasis"><text:span text:style-name="T3">infierno</text:span></text:span><text:span text:style-name="T3">, con una temperatura media de unos </text:span><text:span text:style-name="Strong_20_Emphasis"><text:span text:style-name="T3">500°C</text:span></text:span><text:span text:style-name="T3">, una </text:span><text:span text:style-name="Strong_20_Emphasis"><text:span text:style-name="T3">presión atmosférica a</text:span></text:span><text:span text:style-name="T3"> nivel del mar </text:span><text:span text:style-name="Strong_20_Emphasis"><text:span text:style-name="T3">92 veces superior a la de la Tierra</text:span></text:span><text:span text:style-name="T3"> y nubes asfixiantes de dióxido de carbono y ácido sulfúrico.</text:span></text:p>
      <text:p text:style-name="Text_20_body"><text:span text:style-name="T3">Debido a estas características y al hecho de que se encuentra </text:span><text:span text:style-name="Strong_20_Emphasis"><text:span text:style-name="T3">en el borde de la zona habitable</text:span></text:span><text:span text:style-name="T3"> del Sistema Solar, muchos creen que es posible que Venus en la primera parte de su historia (el planeta tiene unos 4,600 millones de años) las temperaturas fueran lo suficientemente suaves como para permitir la existencia de </text:span><text:span text:style-name="Strong_20_Emphasis"><text:span text:style-name="T3">océanos de agua líquida</text:span></text:span><text:span text:style-name="T3"> y, por tanto, los requisitos para albergar vida tal y como la conocemos. Solo entonces </text:span><text:span text:style-name="Strong_20_Emphasis"><text:span text:style-name="T3">algo se torció</text:span></text:span><text:span text:style-name="T3"> y el planeta sufrió un dramático </text:span><text:span text:style-name="Strong_20_Emphasis"><text:span text:style-name="T3">efecto invernadero</text:span></text:span><text:span text:style-name="T3"> debido a una intensa </text:span><text:span text:style-name="Strong_20_Emphasis"><text:span text:style-name="T3">actividad volcánica</text:span></text:span><text:span text:style-name="T3"> que lo convirtió en lo que es h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ank Ruhl Libre" svg:font-family="'Frank Ruhl Libre', Georgia, Times, '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9*" fo:start-indent="0cm" fo:end-indent="0cm"/>
          <style:column style:rel-width="4819*"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s Jose</meta:initial-creator>
    <meta:creation-date>2024-12-11T20:44:51.41</meta:creation-date>
    <meta:document-statistic meta:table-count="0" meta:image-count="0" meta:object-count="0" meta:page-count="1" meta:paragraph-count="10" meta:word-count="556" meta:character-count="3221"/>
    <dc:date>2024-12-11T20:55:40.77</dc:date>
    <dc:creator>Aris Jose</dc:creator>
    <meta:editing-duration>PT10M49S</meta:editing-duration>
    <meta:editing-cycles>1</meta:editing-cycles>
    <meta:generator>OpenOffice/4.1.15$Win32 OpenOffice.org_project/4115m2$Build-9813</meta:generator>
  </office:meta>
</office:document-meta>
</file>